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IZADORA H &amp; G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59870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29922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RANO GARAY, LUCY CAR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00151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ASQUEZ PEZO, HENR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3391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33</text:p>
          </table:table-cell>
          <table:table-cell table:style-name="Tableau1.D2" office:value-type="string">
            <text:p text:style-name="P12">21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489583</text:p>
          </table:table-cell>
          <table:table-cell table:style-name="Tabla2.A2" office:value-type="string">
            <text:p text:style-name="P7">214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8:17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